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18344250017292823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9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7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7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7">s thee</text:span></text:p>
            <text:p text:style-name="P10"><text:span text:style-name="T7">to lift / evil ~ </text:span><text:span text:style-name="T11">A</text:span><text:span text:style-name="T7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2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2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10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9_102145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>and with a flood / to cover / a completion,destruction / to do,make</text:p>
            <text:p text:style-name="P10">a locality thereof / and his adversary / to run after – the dark</text:p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>what,why ? / to fabricate,think / towards – jehovah / <text:s/>a completion,destruction / he / to do,make / not – to rise up / a stroke / adversary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6">כִּי עַד־סִירִים סְבֻכִים וּכְסָבְאָם </text:p>
            <text:p text:style-name="P1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0">for / as far as a thorn / to entwine / and like their wine</text:p>
            <text:p text:style-name="P10">to become tipsy / to eat / like (dry) straw / dry / to be full</text:p>
          </table:table-cell>
        </table:table-row>
      </table:table>
      <text:p text:style-name="P3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6">**מִמֵּ</text:p>
            <text:p text:style-name="P16">יָצָא חֹשֵׁב עַל־יְהוָה רָעָה </text:p>
            <text:p text:style-name="P16">יֹעֵץ בְּלִיָּעַל ס</text:p>
          </table:table-cell>
        </table:table-row>
        <table:table-row>
          <table:table-cell table:style-name="表36.A2" office:value-type="string">
            <text:p text:style-name="P10">out of thee</text:p>
            <text:p text:style-name="P10">to go out / to plot / upon,against / jehovah / evil</text:p>
            <text:p text:style-name="P10">to advise / wickedness</text:p>
          </table:table-cell>
        </table:table-row>
      </table:table>
      <text:p text:style-name="P4"/>
      <text:p text:style-name="P9"><text:span text:style-name="T3">[next] </text:span><text:span text:style-name="T4">1:12</text:span></text:p>
      <text:p text:style-name="Text_20_body"/>
      <text:p text:style-name="P7">[/  20191222_113734]</text:p>
      <text:p text:style-name="Text_20_body"/>
      <text:p text:style-name="P8"/>
      <text:p text:style-name="P2">------------------------------------------------------------</text:p>
      <text:p text:style-name="P6">[20191223_074339]</text:p>
      <text:p text:style-name="Text_20_body"><text:soft-page-break/></text:p>
      <text:p text:style-name="P9"><text:span text:style-name="T1">1. </text:span><text:span text:style-name="T2">XX:XX</text:span></text:p>
      <text:p text:style-name="P3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6">כֹּה אָמַר יְהוָה אִם־שְׁלֵמִים וְכֵן </text:p>
            <text:p text:style-name="P16">רַבִּים וְכֵן נָגֹזּוּ וְעָבָר</text:p>
            <text:p text:style-name="P16">**וְעִנִּתִ</text:p>
            <text:p text:style-name="P16">**לֹא אֲעַנֵּ</text:p>
            <text:p text:style-name="P16">עוֹד</text:p>
          </table:table-cell>
        </table:table-row>
        <table:table-row>
          <table:table-cell table:style-name="表37.A2" office:value-type="string">
            <text:p text:style-name="P10">thu<text:span text:style-name="T7">s / to say / jehovah / whether ? - friendly / and rightly,just</text:span></text:p>
            <text:p text:style-name="P11">abundant / and rightly / to cut off / and to cross over</text:p>
            <text:p text:style-name="P11">and to depress</text:p>
            <text:p text:style-name="P11">not to depress thee</text:p>
            <text:p text:style-name="P11">again</text:p>
          </table:table-cell>
        </table:table-row>
      </table:table>
      <text:p text:style-name="P3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6">וְעַתָּה אֶשְׁבֹּר מֹטֵהוּ</text:p>
            <text:p text:style-name="P16">**מֵעָלָיִ</text:p>
            <text:p text:style-name="P16">**וּמוֹסְרֹתַיִ</text:p>
            <text:p text:style-name="P16">אֲנַתֵּק</text:p>
          </table:table-cell>
        </table:table-row>
        <table:table-row>
          <table:table-cell table:style-name="表38.A2" office:value-type="string">
            <text:p text:style-name="P10">and this time / to burst / his yoke</text:p>
            <text:p text:style-name="P10">from above thee</text:p>
            <text:p text:style-name="P10">and thy restraint</text:p>
            <text:p text:style-name="P10">to tear off</text:p>
          </table:table-cell>
        </table:table-row>
      </table:table>
      <text:p text:style-name="P3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6">וְצִוָּה</text:p>
            <text:p text:style-name="P16">*עָלֶי</text:p>
            <text:p text:style-name="P16"><text:s/>*יְהוָה לֹא־יִזָּרַע מִשִּׁמְ</text:p>
            <text:p text:style-name="P16"><text:soft-page-break/>*עוֹד מִבֵּית אֱלֹהֶי</text:p>
            <text:p text:style-name="P16">*אַכְרִית פֶּסֶל וּמַסֵּכָה אָשִׂים קִבְרֶ</text:p>
            <text:p text:style-name="P16">כִּי קַלּוֹתָ פ</text:p>
          </table:table-cell>
        </table:table-row>
        <table:table-row>
          <table:table-cell table:style-name="表39.A2" office:value-type="string">
            <text:p text:style-name="P10">to constitute</text:p>
            <text:p text:style-name="P10">upon thee</text:p>
            <text:p text:style-name="P10">jehovah / not to sow / from thy position</text:p>
            <text:p text:style-name="P10">again / from a house / thy gods</text:p>
            <text:p text:style-name="P10">to cut off / an idol / and a cast image / to put / thy grave</text:p>
            <text:p text:style-name="P10">for / vile</text:p>
          </table:table-cell>
        </table:table-row>
      </table:table>
      <text:p text:style-name="P3"/>
      <text:p text:style-name="P9"><text:span text:style-name="T3">[next] </text:span><text:span text:style-name="T4">1:15</text:span></text:p>
      <text:p text:style-name="Text_20_body"/>
      <text:p text:style-name="P7">[/  20191223_094901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24_094016]</text:p>
      <text:p text:style-name="Text_20_body"/>
      <text:p text:style-name="P9"><text:span text:style-name="T1">1. </text:span><text:span text:style-name="T2">XX:XX</text:span></text:p>
      <text:p text:style-name="P3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6">הִנֵּה עַל־הֶהָרִים רַגְלֵי מְבַשֵּׂר </text:p>
            <text:p text:style-name="P16">מַשְׁמִיעַ שָׁלוֹם חָגִּי יְהוּדָה</text:p>
            <text:p text:style-name="P16">*חַגַּיִ</text:p>
            <text:p text:style-name="P16"><text:s/>*שַׁלְּמִי נְדָרָיִ</text:p>
            <text:p text:style-name="P16">כִּי לֹא יוֹסִיף עוֹד *לַעֲבוֹר־ [לַעֲבָר־]</text:p>
            <text:p text:style-name="P16">*בָּ</text:p>
            <text:p text:style-name="P16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0">lo! / upon,against / the mountains / a foot / to announce glad news</text:p>
            <text:p text:style-name="P10">to tell / welfare</text:p>
            <text:p text:style-name="P10">a festival</text:p>
            <text:p text:style-name="P10">to be safe / thy promise</text:p>
            <text:p text:style-name="P10">for / not / to continue / still,more / to cross over / towards,on thee</text:p>
            <text:p text:style-name="P10">without profit / whole / to cut off</text:p>
          </table:table-cell>
        </table:table-row>
      </table:table>
      <text:p text:style-name="P3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6">*עָלָה מֵפִיץ עַל־פָּנַיִ</text:p>
            <text:p text:style-name="P16">נָצוֹר מְצֻרָה צַפֵּה</text:p>
            <text:p text:style-name="P16">*־דֶרֶ</text:p>
            <text:p text:style-name="P16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0">to ascend / to dash / upon,against – thy face</text:p>
            <text:p text:style-name="P10">to guard / a mound / to observe</text:p>
            <text:p text:style-name="P10">a road</text:p>
            <text:p text:style-name="P10">to fasten / loins / to be alert / to be firm ~ ko<text:span text:style-name="T9">a</text:span>ch / wholly</text:p>
          </table:table-cell>
        </table:table-row>
      </table:table>
      <text:p text:style-name="P3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6">כִּי שָׁב יְהוָה אֶת־גְּאוֹן </text:p>
            <text:p text:style-name="P16">יַעֲקֹב כִּגְאוֹן יִשְׂרָאֵל כִּי</text:p>
            <text:p text:style-name="P16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0">for / to turn back / jehovah / self,even – majesty</text:p>
            <text:p text:style-name="P10">jacob / like majesty / israel / for</text:p>
            <text:p text:style-name="P10">to empty them out / to empty out / and their twig / to dec<text:span text:style-name="T7">ay</text:span></text:p>
          </table:table-cell>
        </table:table-row>
      </table:table>
      <text:p text:style-name="P3"/>
      <text:p text:style-name="P9"><text:span text:style-name="T3">[next] </text:span><text:span text:style-name="T4">2:3</text:span></text:p>
      <text:p text:style-name="Text_20_body"/>
      <text:p text:style-name="P7">[/  20191224_100039]</text:p>
      <text:p text:style-name="Text_20_body"/>
      <text:p text:style-name="P8"/>
      <text:p text:style-name="P2"><text:soft-page-break/>------------------------------------------------------------</text:p>
      <text:p text:style-name="P6">[20191226_131158]</text:p>
      <text:p text:style-name="Text_20_body"/>
      <text:p text:style-name="P9"><text:span text:style-name="T1">1. </text:span><text:span text:style-name="T2">XX:XX</text:span></text:p>
      <text:p text:style-name="P3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6">מָגֵן גִּבֹּרֵיהוּ מְאָדָּם אַנְשֵׁי־חַיִל </text:p>
            <text:p text:style-name="P16">מְתֻלָּעִים בְּאֵשׁ־פְּלָדוֹת הָרֶכֶב בְּיוֹם </text:p>
            <text:p text:style-name="P16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0">a shield / his warrior / to show blood / a man – valiant</text:p>
            <text:p text:style-name="P10">to crimson / in fire – armature / a vehicle / in the day</text:p>
            <text:p text:style-name="P10">his to set up / and the cypress tree / to reel</text:p>
          </table:table-cell>
        </table:table-row>
      </table:table>
      <text:p text:style-name="P3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6">בַּחוּצוֹת יִתְהוֹלְלוּ הָרֶכֶב יִשְׁתַּקְשְׁקוּן</text:p>
            <text:p text:style-name="P16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0">in the outdoor / to shine / the vehicle / to seek one against another</text:p>
            <text:p text:style-name="P10">in an area / their view ~ mar<text:span text:style-name="T7">'E:i'hen / like to shine / like a lightning / to run</text:span></text:p>
          </table:table-cell>
        </table:table-row>
      </table:table>
      <text:p text:style-name="P3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6">יִזְכֹּר אַדִּירָיו יִכָּשְׁלוּ *בַהֲלִכוֹתָם [בַּהֲלִיכָתָם] יְמַהֲרוּ חוֹמָתָהּ וְהֻכַן</text:p>
            <text:p text:style-name="P16">*הַסֹּכֵ</text:p>
          </table:table-cell>
        </table:table-row>
        <table:table-row>
          <table:table-cell table:style-name="表4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20191226_132757]</text:p>
      <text:p text:style-name="Text_20_body"/>
      <text:p text:style-name="P8"/>
      <text:p text:style-name="Text_20_body"><text:soft-page-break/></text:p>
      <text:p text:style-name="P2">------------------------------------------------------------</text:p>
      <text:p text:style-name="P6">[20191231_153501]</text:p>
      <text:p text:style-name="Text_20_body"/>
      <text:p text:style-name="P9"><text:span text:style-name="T1">1. </text:span><text:span text:style-name="T2">XX:XX</text:span></text:p>
      <text:p text:style-name="P3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6">שַׁעֲרֵי</text:p>
            <text:p text:style-name="P16">הַנְּהָרוֹת</text:p>
            <text:p text:style-name="P16">נִפְתָּחוּ </text:p>
            <text:p text:style-name="P16">וְהַהֵיכָל </text:p>
            <text:p text:style-name="P16">נָמוֹג</text:p>
          </table:table-cell>
          <table:table-cell table:style-name="表43.B1" office:value-type="string">
            <text:p text:style-name="P29">gate</text:p>
            <text:p text:style-name="P29"/>
            <text:p text:style-name="P29">the stream</text:p>
            <text:p text:style-name="P29">to open</text:p>
            <text:p text:style-name="P29"/>
            <text:p text:style-name="P29"/>
            <text:p text:style-name="P29">the palace</text:p>
            <text:p text:style-name="P29"/>
            <text:p text:style-name="P29">to melt</text:p>
          </table:table-cell>
        </table:table-row>
        <table:table-row>
          <table:table-cell table:style-name="表43.A2" office:value-type="string">
            <text:p text:style-name="P16"/>
          </table:table-cell>
          <table:table-cell table:style-name="表43.B2" office:value-type="string">
            <text:p text:style-name="P29"/>
          </table:table-cell>
        </table:table-row>
      </table:table>
      <text:p text:style-name="P3">2. <text:span text:style-name="T6">2:7</text:span></text:p>
      <text:p text:style-name="P9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6">וְהֻצַּב </text:p>
            <text:p text:style-name="P16">גֻּלְּתָה </text:p>
            <text:p text:style-name="P16">הֹעֲלָתָה </text:p>
            <text:p text:style-name="P16">וְאַמְהֹתֶיהָ </text:p>
            <text:p text:style-name="P16">מְנַהֲגוֹת </text:p>
            <text:p text:style-name="P16">כְּקוֹל</text:p>
            <text:p text:style-name="P16"><text:s/>יוֹנִים </text:p>
            <text:p text:style-name="P16">מְתֹפְפֹת </text:p>
            <text:p text:style-name="P16">עַל־לִבְבֵהֶן</text:p>
          </table:table-cell>
          <table:table-cell table:style-name="表47.B1" office:value-type="string">
            <text:p text:style-name="P29">Hutsav</text:p>
            <text:p text:style-name="P29"/>
            <text:p text:style-name="P29">to denude</text:p>
            <text:p text:style-name="P29"/>
            <text:p text:style-name="P29">to ascend</text:p>
            <text:p text:style-name="P29"/>
            <text:p text:style-name="P29">her maidservant</text:p>
            <text:p text:style-name="P29"/>
            <text:p text:style-name="P29">to sigh</text:p>
            <text:p text:style-name="P29"/>
            <text:p text:style-name="P29">like a voice</text:p>
            <text:p text:style-name="P29"/>
            <text:p text:style-name="P29">a dove</text:p>
            <text:p text:style-name="P29">to drum</text:p>
            <text:p text:style-name="P29"/>
            <text:p text:style-name="P29">upon their heart</text:p>
          </table:table-cell>
        </table:table-row>
        <text:soft-page-break/>
        <table:table-row>
          <table:table-cell table:style-name="表47.A2" office:value-type="string">
            <text:p text:style-name="P16"/>
          </table:table-cell>
          <table:table-cell table:style-name="表47.B2" office:value-type="string">
            <text:p text:style-name="P29"/>
          </table:table-cell>
        </table:table-row>
      </table:table>
      <text:p text:style-name="P30"/>
      <text:p text:style-name="P26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6">וְנִינְוֵה</text:p>
            <text:p text:style-name="P16"><text:s/>כִבְרֵכַת־מַיִם </text:p>
            <text:p text:style-name="P16">מִימֵי </text:p>
            <text:p text:style-name="P16">הִיא </text:p>
            <text:p text:style-name="P16">וְהֵמָּה </text:p>
            <text:p text:style-name="P16">נָסִים </text:p>
            <text:p text:style-name="P16">עִמְדוּ</text:p>
            <text:p text:style-name="P16"><text:s/>עֲמֹדוּ </text:p>
            <text:p text:style-name="P16">וְאֵין </text:p>
            <text:p text:style-name="P16">מַפְנֶה</text:p>
          </table:table-cell>
          <table:table-cell table:style-name="表48.B1" office:value-type="string">
            <text:p text:style-name="P29">nineveh</text:p>
            <text:p text:style-name="P29"/>
            <text:p text:style-name="P29">like a resorvoir - water</text:p>
            <text:p text:style-name="P29"/>
            <text:p text:style-name="P29">from the day</text:p>
            <text:p text:style-name="P29"/>
            <text:p text:style-name="P29">he/she</text:p>
            <text:p text:style-name="P29"/>
            <text:p text:style-name="P29">and they</text:p>
            <text:p text:style-name="P29"/>
            <text:p text:style-name="P29">to vanish away</text:p>
            <text:p text:style-name="P29"/>
            <text:p text:style-name="P29">to stand</text:p>
            <text:p text:style-name="P29"/>
            <text:p text:style-name="P29">to stand</text:p>
            <text:p text:style-name="P29"/>
            <text:p text:style-name="P29">not exist</text:p>
            <text:p text:style-name="P29">to face</text:p>
          </table:table-cell>
        </table:table-row>
      </table:table>
      <text:p text:style-name="P9"><text:span text:style-name="T3"/></text:p>
      <text:p text:style-name="P9"><text:span text:style-name="T3">[next] </text:span><text:span text:style-name="T4">2:9</text:span></text:p>
      <text:p text:style-name="Text_20_body"/>
      <text:p text:style-name="P7">[/  20191231_160111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26"><text:span text:style-name="T3">1. </text:span><text:span text:style-name="T5">X:X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6"/>
          </table:table-cell>
          <table:table-cell table:style-name="表51.B1" office:value-type="string">
            <text:p text:style-name="P29"/>
          </table:table-cell>
        </table:table-row>
      </table:table>
      <text:p text:style-name="P4"><text:span text:style-name="T3"/></text:p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26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6"/>
          </table:table-cell>
          <table:table-cell table:style-name="表49.B1" office:value-type="string">
            <text:p text:style-name="P29"/>
          </table:table-cell>
        </table:table-row>
      </table:table>
      <text:p text:style-name="P4"><text:span text:style-name="T3"/></text:p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P4"><text:span text:style-name="T3"/></text:p>
      <text:p text:style-name="P3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17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6158024641442920851" text:style-name="L2">
        <text:list-item>
          <text:p text:style-name="P20">time label ==&gt; paste</text:p>
        </text:list-item>
        <text:list-item>
          <text:p text:style-name="P20">“@@@” ==&gt; move to → at the bottom of the doc area</text:p>
        </text:list-item>
        <text:list-item>
          <text:p text:style-name="P20">DUP : template</text:p>
        </text:list-item>
        <text:list-item>
          <text:p text:style-name="P20">close</text:p>
          <text:list>
            <text:list-item>
              <text:p text:style-name="P20">web pages</text:p>
            </text:list-item>
            <text:list-item>
              <text:p text:style-name="P20">sheet file</text:p>
            </text:list-item>
            <text:list-item>
              <text:p text:style-name="P20">folders (if any)</text:p>
            </text:list-item>
            <text:list-item>
              <text:p text:style-name="P20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9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><text:soft-page-break/></text:p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31T16:01:34.20</dc:date>
    <dc:creator>iwabuchi ken</dc:creator>
    <meta:editing-duration>P1DT23H34M18S</meta:editing-duration>
    <meta:editing-cycles>132</meta:editing-cycles>
    <meta:generator>OpenOffice/4.1.3$Win32 OpenOffice.org_project/413m1$Build-9783</meta:generator>
    <meta:document-statistic meta:table-count="55" meta:image-count="0" meta:object-count="0" meta:page-count="26" meta:paragraph-count="558" meta:word-count="2428" meta:character-count="14501"/>
  </office:meta>
</office:document-meta>
</file>